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4.662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10.128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2.17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d9d2e9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58" table:default-cell-style-name="Default"/>
        <table:table-column table:style-name="co6" table:number-columns-repeated="960" table:default-cell-style-name="Default"/>
        <table:table-row table:style-name="ro1">
          <table:table-cell table:style-name="ce1" office:value-type="string">
            <text:p>Fichier JS</text:p>
          </table:table-cell>
          <table:table-cell table:style-name="ce1" office:value-type="string">
            <text:p>Lignes de code testées</text:p>
          </table:table-cell>
          <table:table-cell table:style-name="ce1" office:value-type="string">
            <text:p>Fonction testée</text:p>
          </table:table-cell>
          <table:table-cell table:style-name="ce1" office:value-type="string">
            <text:p>Résultat attendu</text:p>
          </table:table-cell>
          <table:table-cell table:style-name="ce1" office:value-type="string">
            <text:p>Comment vérifier le résultat attendu</text:p>
          </table:table-cell>
          <table:table-cell table:style-name="ce1" office:value-type="string">
            <text:p>Problème possible</text:p>
          </table:table-cell>
          <table:table-cell table:style-name="ce1" table:number-columns-repeated="20"/>
          <table:table-cell table:style-name="ce3" table:number-columns-repeated="998"/>
        </table:table-row>
        <table:table-row table:style-name="ro2">
          <table:table-cell office:value-type="string">
            <text:p>index.js</text:p>
          </table:table-cell>
          <table:table-cell office:value-type="string">
            <text:p>L. 5 à 38</text:p>
          </table:table-cell>
          <table:table-cell office:value-type="string">
            <text:p>fetch(urlTeddies)</text:p>
          </table:table-cell>
          <table:table-cell table:style-name="ce2" office:value-type="string">
            <text:p>Revois le contenu du tableau « teddies »</text:p>
          </table:table-cell>
          <table:table-cell table:style-name="ce2" office:value-type="string">
            <text:p>Si erreur sur la récupération des données, une alerte sur la page HTML affichera l'erreur</text:p>
          </table:table-cell>
          <table:table-cell table:style-name="ce2" office:value-type="string">
            <text:p>Non connecté au serveur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L. 11 à 30</text:p>
          </table:table-cell>
          <table:table-cell office:value-type="string">
            <text:p>data.forEach(teddie =&gt; {</text:p>
          </table:table-cell>
          <table:table-cell table:style-name="ce2" office:value-type="string">
            <text:p>Pour chaque Ourson récupéré du Backend, rajout la « card » de l'ourson sur la page HTML. En y mettant le nom et la photo du produit.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office:value-type="string">
            <text:p>produit.js</text:p>
          </table:table-cell>
          <table:table-cell office:value-type="string">
            <text:p>L. 3</text:p>
          </table:table-cell>
          <table:table-cell office:value-type="string">
            <text:p>params.get(« id »)</text:p>
          </table:table-cell>
          <table:table-cell table:style-name="ce2" office:value-type="string">
            <text:p>Récupération de l'Id du produit dans l'url de la page</text:p>
          </table:table-cell>
          <table:table-cell table:style-name="ce2" office:value-type="string">
            <text:p>Possibilité de vérifier l'Id dans la console. Console.log(id) ligne 4</text:p>
          </table:table-cell>
          <table:table-cell table:style-name="ce2"/>
          <table:table-cell table:number-columns-repeated="1018"/>
        </table:table-row>
        <table:table-row table:style-name="ro3">
          <table:table-cell/>
          <table:table-cell office:value-type="string">
            <text:p>L. 6 à 8</text:p>
          </table:table-cell>
          <table:table-cell office:value-type="string">
            <text:p>if (id === null)</text:p>
          </table:table-cell>
          <table:table-cell table:style-name="ce2" office:value-type="string">
            <text:p>Renvois à la page d'accueil s'il n'y a pas d'Id en requête dans l'url.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office:value-type="string">
            <text:p>L. 10 à 85</text:p>
          </table:table-cell>
          <table:table-cell office:value-type="string">
            <text:p>fetch(urlTeddy)</text:p>
          </table:table-cell>
          <table:table-cell table:style-name="ce2" office:value-type="string">
            <text:p>Renvois le contenu du tableau « teddy »</text:p>
          </table:table-cell>
          <table:table-cell table:style-name="ce2" table:number-columns-repeated="2"/>
          <table:table-cell table:number-columns-repeated="1018"/>
        </table:table-row>
        <table:table-row table:style-name="ro3" table:number-rows-repeated="10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4" table:number-rows-repeated="5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5" table:number-rows-repeated="25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6" table:number-rows-repeated="954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4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3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">
      <number:text>-</number:text>
      <number:number number: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">
      <number:text>-</number:text>
      <number:number number: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1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7">07/09/2021</text:date>, <text:time>20:4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dc:date>2021-09-07T20:43:09.71</dc:date>
    <dc:creator>Brice Libert</dc:creator>
    <meta:editing-duration>PT36M52S</meta:editing-duration>
    <meta:editing-cycles>1</meta:editing-cycles>
    <meta:document-statistic meta:table-count="1" meta:cell-count="26" meta:object-count="0"/>
  </office:meta>
</office:document-meta>
</file>